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apple-system" svg:font-family="apple-system, BlinkMacSystemFont, 'Segoe UI', Roboto, Oxygen-Sans, Ubuntu, Cantarell, 'Helvetica Neue', sans-serif"/>
  </office:font-face-decls>
  <office:automatic-styles>
    <style:style style:name="P1" style:family="paragraph" style:parent-style-name="Standard">
      <style:paragraph-properties fo:text-align="justify" style:justify-single-word="false"/>
      <style:text-properties fo:font-weight="bold" officeooo:paragraph-rsid="000e7093"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officeooo:paragraph-rsid="000e7093" style:font-weight-asian="normal" style:font-weight-complex="normal"/>
    </style:style>
    <style:style style:name="P4" style:family="paragraph" style:parent-style-name="Standard">
      <style:paragraph-properties fo:text-align="justify" style:justify-single-word="false"/>
      <style:text-properties fo:font-weight="normal" officeooo:rsid="001327a1" officeooo:paragraph-rsid="001327a1" style:font-weight-asian="normal" style:font-weight-complex="normal"/>
    </style:style>
    <style:style style:name="P5" style:family="paragraph" style:parent-style-name="Standard">
      <style:paragraph-properties fo:text-align="justify" style:justify-single-word="false"/>
      <style:text-properties fo:font-weight="normal" officeooo:rsid="001548e0" officeooo:paragraph-rsid="0015e23d" style:font-weight-asian="normal" style:font-weight-complex="normal"/>
    </style:style>
    <style:style style:name="P6" style:family="paragraph" style:parent-style-name="Standard">
      <style:paragraph-properties fo:margin-left="1.27cm" fo:margin-right="0cm" fo:text-align="start" style:justify-single-word="false" fo:text-indent="0cm" style:auto-text-indent="false" style:writing-mode="lr-tb"/>
      <style:text-properties officeooo:paragraph-rsid="001327a1"/>
    </style:style>
    <style:style style:name="P7" style:family="paragraph" style:parent-style-name="Standard">
      <style:paragraph-properties fo:text-align="justify" style:justify-single-word="false"/>
      <style:text-properties fo:color="#2a6099" loext:opacity="100%" fo:font-weight="bold" officeooo:rsid="001327a1" officeooo:paragraph-rsid="001a1f0f" style:font-weight-asian="bold" style:font-weight-complex="bold"/>
    </style:style>
    <style:style style:name="P8" style:family="paragraph" style:parent-style-name="Standard">
      <style:paragraph-properties fo:text-align="justify" style:justify-single-word="false"/>
      <style:text-properties fo:color="#ff0000" loext:opacity="100%" fo:font-weight="normal" officeooo:rsid="001daeef" officeooo:paragraph-rsid="001daeef" style:font-weight-asian="normal" style:font-weight-complex="normal"/>
    </style:style>
    <style:style style:name="P9" style:family="paragraph" style:parent-style-name="Standard">
      <style:paragraph-properties fo:text-align="justify" style:justify-single-word="false"/>
      <style:text-properties fo:color="#ff0000" loext:opacity="100%" fo:font-weight="normal" officeooo:rsid="001daeef" officeooo:paragraph-rsid="001daeef" fo:background-color="#ffff00" style:font-weight-asian="normal" style:font-weight-complex="normal"/>
    </style:style>
    <style:style style:name="P10" style:family="paragraph" style:parent-style-name="Standard">
      <style:paragraph-properties fo:text-align="justify" style:justify-single-word="false"/>
      <style:text-properties fo:color="#800080" loext:opacity="100%" fo:font-weight="bold" officeooo:rsid="001daeef" officeooo:paragraph-rsid="001daeef" style:font-weight-asian="bold" style:font-weight-complex="bold"/>
    </style:style>
    <style:style style:name="P11" style:family="paragraph" style:parent-style-name="Standard" style:list-style-name="WWNum1">
      <style:paragraph-properties fo:text-align="justify" style:justify-single-word="false" style:writing-mode="lr-tb"/>
      <style:text-properties fo:color="#000000" loext:opacity="100%" officeooo:paragraph-rsid="001327a1"/>
    </style:style>
    <style:style style:name="P12" style:family="paragraph" style:parent-style-name="Standard" style:list-style-name="WWNum1">
      <style:paragraph-properties fo:text-align="justify" style:justify-single-word="false" style:writing-mode="lr-tb"/>
      <style:text-properties fo:font-variant="normal" fo:text-transform="none" fo:color="#222222" loext:opacity="100%" style:font-name="apple-system" fo:font-size="12pt" fo:letter-spacing="normal" fo:font-style="normal" fo:font-weight="normal" officeooo:paragraph-rsid="001327a1"/>
    </style:style>
    <style:style style:name="P13" style:family="paragraph" style:parent-style-name="Standard" style:list-style-name="WWNum1">
      <style:paragraph-properties fo:text-align="start" style:justify-single-word="false" style:writing-mode="lr-tb"/>
      <style:text-properties officeooo:paragraph-rsid="001327a1"/>
    </style:style>
    <style:style style:name="P14" style:family="paragraph" style:parent-style-name="Standard" style:list-style-name="WWNum1">
      <style:paragraph-properties fo:text-align="start" style:justify-single-word="false" style:writing-mode="lr-tb"/>
      <style:text-properties officeooo:paragraph-rsid="00167b7d"/>
    </style:style>
    <style:style style:name="P15" style:family="paragraph" style:parent-style-name="Standard" style:list-style-name="WWNum1">
      <style:paragraph-properties fo:text-align="start" style:justify-single-word="false" style:writing-mode="lr-tb"/>
      <style:text-properties fo:font-weight="bold" officeooo:paragraph-rsid="001327a1" style:font-weight-asian="bold" style:font-weight-complex="bold"/>
    </style:style>
    <style:style style:name="P16" style:family="paragraph" style:parent-style-name="Standard" style:list-style-name="WWNum1">
      <style:paragraph-properties fo:text-align="start" style:justify-single-word="false" style:writing-mode="lr-tb"/>
      <style:text-properties fo:font-weight="bold" officeooo:rsid="001327a1" officeooo:paragraph-rsid="001327a1" style:font-weight-asian="bold" style:font-weight-complex="bold"/>
    </style:style>
    <style:style style:name="P17" style:family="paragraph" style:parent-style-name="Standard">
      <style:paragraph-properties fo:text-align="justify" style:justify-single-word="false"/>
      <style:text-properties fo:font-weight="normal" officeooo:rsid="001f61b9" style:font-weight-asian="normal" style:font-weight-complex="normal"/>
    </style:style>
    <style:style style:name="P18" style:family="paragraph" style:parent-style-name="Standard">
      <style:paragraph-properties fo:text-align="justify" style:justify-single-word="false"/>
      <style:text-properties fo:color="#ff0000" loext:opacity="100%" fo:font-weight="bold" officeooo:rsid="00293c45" officeooo:paragraph-rsid="00245df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eef" style:font-weight-asian="bold" style:font-weight-complex="bold"/>
    </style:style>
    <style:style style:name="T3" style:family="text">
      <style:text-properties officeooo:rsid="000e7093"/>
    </style:style>
    <style:style style:name="T4" style:family="text">
      <style:text-properties officeooo:rsid="001327a1"/>
    </style:style>
    <style:style style:name="T5" style:family="text">
      <style:text-properties style:text-underline-style="solid" style:text-underline-width="auto" style:text-underline-color="font-color"/>
    </style:style>
    <style:style style:name="T6" style:family="text">
      <style:text-properties fo:color="#c9211e" loext:opacity="100%" fo:font-weight="bold" style:font-weight-asian="bold" style:font-weight-complex="bold"/>
    </style:style>
    <style:style style:name="T7" style:family="text">
      <style:text-properties fo:font-variant="normal" fo:text-transform="none"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8" style:family="text">
      <style:text-properties style:font-name="Liberation Serif" fo:background-color="transparent" loext:char-shading-value="0" style:font-size-asian="12pt" style:font-weight-asian="normal" style:font-size-complex="12pt" style:font-weight-complex="normal"/>
    </style:style>
    <style:style style:name="T9" style:family="text">
      <style:text-properties officeooo:rsid="0015e23d"/>
    </style:style>
    <style:style style:name="T10" style:family="text">
      <style:text-properties fo:background-color="#ffff00" loext:char-shading-value="0"/>
    </style:style>
    <style:style style:name="T11" style:family="text">
      <style:text-properties officeooo:rsid="0015e23d" fo:background-color="#ffff00" loext:char-shading-value="0"/>
    </style:style>
    <style:style style:name="T12" style:family="text">
      <style:text-properties officeooo:rsid="001daeef" fo:background-color="#ffff00" loext:char-shading-value="0"/>
    </style:style>
    <style:style style:name="T13" style:family="text">
      <style:text-properties officeooo:rsid="002281d6" fo:background-color="#ffff00" loext:char-shading-value="0"/>
    </style:style>
    <style:style style:name="T14" style:family="text">
      <style:text-properties officeooo:rsid="00167b7d"/>
    </style:style>
    <style:style style:name="T15" style:family="text">
      <style:text-properties officeooo:rsid="001d6e21"/>
    </style:style>
    <style:style style:name="T16" style:family="text">
      <style:text-properties officeooo:rsid="001daeef"/>
    </style:style>
    <style:style style:name="T17" style:family="text">
      <style:text-properties officeooo:rsid="002d03e5"/>
    </style:style>
    <style:style style:name="T18" style:family="text">
      <style:text-properties officeooo:rsid="00213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GO</text:p>
      <text:p text:style-name="P4"/>
      <text:p text:style-name="P4">Bramble et al., 2021. PRJNA752006:</text:p>
      <text:p text:style-name="P2"/>
      <text:list xml:id="list4247686595" text:style-name="WWNum1">
        <text:list-item>
          <text:p text:style-name="P11"><text:span text:style-name="T5">Reference</text:span>: <text:span text:style-name="T7">Bramble, M. S., Vashist, N., Ko, A., Priya, S., Musasa, C., Mathieu, A., ... &amp; Vilain, E. (2021). The gut microbiome in konzo. Nature communications, 12(1), 1-13.</text:span></text:p>
          <text:p text:style-name="P12"><text:a xlink:type="simple" xlink:href="https://doi.org/10.1038/s41467-021-25694-1" text:style-name="Internet_20_link" text:visited-style-name="Visited_20_Internet_20_Link"><text:span text:style-name="T8">https://doi.org/10.1038/s41467-021-25694-1</text:span></text:a></text:p>
        </text:list-item>
      </text:list>
      <text:p text:style-name="P6"/>
      <text:list xml:id="list124808409020300" text:continue-numbering="true" text:style-name="WWNum1">
        <text:list-item>
          <text:p text:style-name="P13"><text:span text:style-name="T5">Description</text:span>: </text:p>
          <text:list>
            <text:list-item>
              <text:p text:style-name="P13"><text:span text:style-name="T1">Tipo Dataset</text:span>: Poblacional.</text:p>
            </text:list-item>
            <text:list-item>
              <text:p text:style-name="P14"><text:span text:style-name="T1">Estado Individuos</text:span>:<text:span text:style-name="T4"> </text:span><text:span text:style-name="T14">S</text:span><text:span text:style-name="T4">upuestamente Healthy </text:span><text:span text:style-name="T15">y </text:span><text:span text:style-name="T4">Unhealthy</text:span>.</text:p>
            </text:list-item>
            <text:list-item>
              <text:p text:style-name="P13"><text:span text:style-name="T1">Antes Filtros</text:span>:</text:p>
              <text:list>
                <text:list-item>
                  <text:p text:style-name="P13"><text:span text:style-name="T1">N.º Muestras=Nº Individuos</text:span>: Si (<text:span text:style-name="T4">180</text:span> muestras/<text:span text:style-name="T4">180</text:span> individuos).</text:p>
                </text:list-item>
                <text:list-item>
                  <text:p text:style-name="P13"><text:span text:style-name="T6">N.º FASTQs=N.º SampleAccessions</text:span>: Si (<text:span text:style-name="T4">180</text:span> PAIRED/ <text:span text:style-name="T4">180</text:span> SampleAccessions).</text:p>
                </text:list-item>
              </text:list>
            </text:list-item>
            <text:list-item>
              <text:p text:style-name="P15">Después Filtros <text:span text:style-name="T9">(</text:span><text:span text:style-name="T11">habría que filtrar los </text:span><text:span text:style-name="T13">idividuos de zonas con prevalencia en Konzo y los </text:span><text:span text:style-name="T11">supuestamente healthy</text:span><text:span text:style-name="T9">)</text:span>:</text:p>
              <text:list>
                <text:list-item>
                  <text:p text:style-name="P13"><text:span text:style-name="T1">N.º Muestras=Nº Individuos</text:span>: Si (<text:span text:style-name="T16">60</text:span> muestras/<text:span text:style-name="T16">60</text:span> individuos).</text:p>
                </text:list-item>
                <text:list-item>
                  <text:p text:style-name="P13"><text:span text:style-name="T6">N.º FASTQs=N.º SampleAccessions</text:span><text:span text:style-name="T1">: Si (</text:span><text:span text:style-name="T2">60</text:span><text:span text:style-name="T1"> PAIRED/</text:span><text:span text:style-name="T2">60</text:span><text:span text:style-name="T1"> SampleAccessions).</text:span></text:p>
                </text:list-item>
              </text:list>
            </text:list-item>
            <text:list-item>
              <text:p text:style-name="P16">Particularidades Procesado: No. </text:p>
            </text:list-item>
          </text:list>
        </text:list-item>
      </text:list>
      <text:p text:style-name="P2"/>
      <text:p text:style-name="P3"><text:span text:style-name="T3">En este estudio se recolectaron muestras</text:span> tanto de la capital urbana de Kinshasa, como de Masi-Manimba, de niños supuestamente sanos que no se vieron afectados por konzo. Cabe señalar que, si bien no se han documentado brotes de konzo en Masi-Manimba, los residentes de esta región dependen en gran medida de la yuca cianogénica como fuente de alimento básico. La región de Kahemba alberga aldeas con diversos grados de frecuencia de brotes de konzo. <text:span text:style-name="T3">Se encuestaron</text:span> 2 aldeas en la Zona de Salud de Kahemba que históricamente han tenido una mayor prevalencia de casos de konzo, así como una aldea con una menor prevalencia de la enfermedad.</text:p>
      <text:p text:style-name="P3"/>
      <text:p text:style-name="P1">Si bien los niños no afectados en Kahemba no tenían konzo en el momento de la recolección, estaban crónicamente desnutridos y no deberían considerarse "saludables" per se, ya que su susceptibilidad al konzo sigue siendo una posibilidad. <text:span text:style-name="T12">SE FILTRARON LAS MUESTRAS DE KAHEMBA PARA EVITAR INDIVIDUOS QUE PUDIERAN ESTAR INFECTADOS.</text:span></text:p>
      <text:p text:style-name="P17"/>
      <text:p text:style-name="P18"><text:span text:style-name="T17">NO</text:span> HABRÍA QUE JUNTAR LOS FASTQS.<text:span text:style-name="T18"> </text:span></text:p>
      <text:p text:style-name="P2"/>
      <text:p text:style-name="P5"><text:span text:style-name="T10">Script CHECK</text:span>:</text:p>
      <text:p text:style-name="P2"/>
      <text:p text:style-name="P10">Pre-filter</text:p>
      <text:p text:style-name="P8"/>
      <text:p text:style-name="P8">1) Number of run_accessions: 180</text:p>
      <text:p text:style-name="P8">2) Number of unique sample_accessions: 180</text:p>
      <text:p text:style-name="P8">3) Number of unique sample_aliases: 180</text:p>
      <text:p text:style-name="P8">4) Appearances per scientific_name(tax_id):</text:p>
      <text:p text:style-name="P8"><text:s text:c="15"/>unique_values <text:s/>counts</text:p>
      <text:p text:style-name="P8">human gut metagenome(408170) <text:s text:c="4"/>180</text:p>
      <text:p text:style-name="P8">5) Appearances per instrument_model(instrument_platform):</text:p>
      <text:p text:style-name="P8"><text:s text:c="8"/>unique_values <text:s/>counts</text:p>
      <text:p text:style-name="P8">NextSeq 500(ILLUMINA) <text:s text:c="4"/>180</text:p>
      <text:p text:style-name="P8">6) Appearances per library_layout:</text:p>
      <text:p text:style-name="P8">unique_values <text:s/>counts</text:p>
      <text:p text:style-name="P8"><text:s text:c="7"/>PAIRED <text:s text:c="4"/>180</text:p>
      <text:p text:style-name="P8">7) Appearances per library_strategy+library_source:</text:p>
      <text:p text:style-name="P8"><text:soft-page-break/><text:s text:c="2"/>unique_values <text:s/>counts</text:p>
      <text:p text:style-name="P9">WGS+METAGENOMIC <text:s text:c="4"/>180</text:p>
      <text:p text:style-name="P8"/>
      <text:p text:style-name="P10">Post-filter</text:p>
      <text:p text:style-name="P8"/>
      <text:p text:style-name="P8">1) Number of run_accessions: 60</text:p>
      <text:p text:style-name="P8">2) Number of unique sample_accessions: 60</text:p>
      <text:p text:style-name="P8">3) Number of unique sample_aliases: 60</text:p>
      <text:p text:style-name="P8">4) Appearances per scientific_name(tax_id):</text:p>
      <text:p text:style-name="P8"><text:s text:c="15"/>unique_values <text:s/>counts</text:p>
      <text:p text:style-name="P8">human gut metagenome(408170) <text:s text:c="5"/>60</text:p>
      <text:p text:style-name="P8">5) Appearances per instrument_model(instrument_platform):</text:p>
      <text:p text:style-name="P8"><text:s text:c="8"/>unique_values <text:s/>counts</text:p>
      <text:p text:style-name="P8">NextSeq 500(ILLUMINA) <text:s text:c="5"/>60</text:p>
      <text:p text:style-name="P8">6) Appearances per library_layout:</text:p>
      <text:p text:style-name="P8">unique_values <text:s/>counts</text:p>
      <text:p text:style-name="P8"><text:s text:c="7"/>PAIRED <text:s text:c="5"/>60</text:p>
      <text:p text:style-name="P8">7) Appearances per library_strategy+library_source:</text:p>
      <text:p text:style-name="P8"><text:s text:c="2"/>unique_values <text:s/>counts</text:p>
      <text:p text:style-name="P9">WGS+METAGENOMIC <text:s text:c="5"/>6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03:48.262176045</meta:creation-date>
    <meta:generator>LibreOffice/7.3.7.2$Linux_X86_64 LibreOffice_project/30$Build-2</meta:generator>
    <dc:date>2023-04-05T12:48:06.574405026</dc:date>
    <meta:editing-duration>PT3H28M49S</meta:editing-duration>
    <meta:editing-cycles>15</meta:editing-cycles>
    <meta:document-statistic meta:table-count="0" meta:image-count="0" meta:object-count="0" meta:page-count="2" meta:paragraph-count="50" meta:word-count="379" meta:character-count="2837" meta:non-whitespace-character-count="2409"/>
  </office:meta>
</office:document-meta>
</file>